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000000049AC7249B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4.331cm" draw:shadow-opacity="50%"/>
    </style:style>
    <style:style style:name="gr3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9.969cm" draw:shadow-opacity="50%"/>
    </style:style>
    <style:style style:name="gr4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7.833cm" draw:shadow-opacity="50%"/>
    </style:style>
    <style:style style:name="gr5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1.333cm" draw:shadow-opacity="50%"/>
    </style:style>
    <style:style style:name="gr6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6.409cm" draw:shadow-opacity="50%"/>
    </style:style>
    <style:style style:name="gr7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7.25cm" draw:shadow-opacity="50%"/>
    </style:style>
    <style:style style:name="gr8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9.257cm" draw:shadow-opacity="50%"/>
    </style:style>
    <style:style style:name="gr9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4.985cm" draw:shadow-opacity="50%"/>
    </style:style>
    <style:style style:name="gr10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3.561cm" draw:shadow-opacity="50%"/>
    </style:style>
    <style:style style:name="gr11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3.25cm" draw:shadow-opacity="50%"/>
    </style:style>
    <style:style style:name="gr12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1.25cm" draw:shadow-opacity="50%"/>
    </style:style>
    <style:style style:name="gr13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1.773cm" draw:shadow-opacity="50%"/>
    </style:style>
    <style:style style:name="gr14" style:family="graphic" style:parent-style-name="standard">
      <style:graphic-properties draw:stroke="none" svg:stroke-color="#000000" draw:fill="solid" draw:fill-color="#ffff99" draw:opacity="50%" draw:auto-grow-height="true" draw:auto-grow-width="false" fo:max-height="0cm" fo:min-height="2.849cm" draw:shadow-opacity="50%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2.895cm"/>
    </style:style>
    <style:style style:name="pr8" style:family="presentation" style:parent-style-name="Default-outline1">
      <style:graphic-properties fo:min-height="1.586cm"/>
    </style:style>
    <style:style style:name="pr9" style:family="presentation" style:parent-style-name="Default-outline1">
      <style:graphic-properties draw:auto-grow-height="true" fo:min-height="12.18cm"/>
    </style:style>
    <style:style style:name="pr10" style:family="presentation" style:parent-style-name="Default-outline1">
      <style:graphic-properties fo:min-height="13.091cm"/>
    </style:style>
    <style:style style:name="P1" style:family="paragraph">
      <style:text-properties fo:font-family="'Arial Black'" style:font-family-generic="swiss" style:font-pitch="variable" fo:font-size="96pt" style:font-size-asian="96pt" style:font-size-complex="96pt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family="'Arial Black'" style:font-family-generic="swiss" style:font-pitch="variable" fo:font-size="96pt" style:font-size-asian="96pt" style:font-size-complex="96pt"/>
    </style:style>
    <style:style style:name="T2" style:family="text">
      <style:text-properties fo:font-family="Arial" style:font-pitch="variable" fo:font-size="18pt" fo:language="en" fo:country="US" style:letter-kerning="true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VC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CD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ute classe peut être considéré comme un Bean </text:p>
              </text:list-item>
              <text:list-item>
                <text:p>Le Framework de DI instancie à notre place</text:p>
              </text:list-item>
              <text:list-item>
                <text:p>Le Framework de DI peut injecter un Bean qu'il a instancié dans un autre bean qu'il est en train d'instanc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ans.xm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ne application CDI doit avoir le fichier beans.xml.</text:p>
              </text:list-item>
              <text:list-item>
                <text:p>Peut être complétement vide</text:p>
              </text:list-item>
              <text:list-item>
                <text:p>Pour une application web, le fichier beans.xml doit être dans WEB-INF</text:p>
              </text:list-item>
              <text:list-item>
                <text:p>Pour les EJB ou les JAR, le fichier beans.xml doit être dans META-I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ans.xml</text:p>
          </draw:text-box>
        </draw:frame>
        <draw:frame draw:style-name="gr2" draw:text-style-name="P3" draw:layer="layout" svg:width="25.5cm" svg:height="4.581cm" svg:x="0.5cm" svg:y="10cm">
          <draw:text-box>
            <text:p text:style-name="P2"><text:span text:style-name="T2">&lt;beans xmlns="http://java.sun.com/xml/ns/javaee"</text:span></text:p>
            <text:p text:style-name="P2"><text:span text:style-name="T2"><text:s text:c="7"/></text:span><text:span text:style-name="T2">xmlns:xsi="http://www.w3.org/2001/XMLSchema-instance"</text:span></text:p>
            <text:p text:style-name="P2"><text:span text:style-name="T2"><text:s text:c="7"/></text:span><text:span text:style-name="T2">xsi:schemaLocation="http://java.sun.com/xml/ns/javaee http://java.sun.com/xml/ns/javaee/beans_1_0.xsd"&gt;</text:span></text:p>
            <text:p text:style-name="P2"><text:span text:style-name="T2">&lt;/beans&gt;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us les projets (jar,war) d'une application doivent posséder ce fichier pour pouvoir s'injecter des Be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@Inject</text:p>
              </text:list-header>
            </text:list>
          </draw:text-box>
        </draw:frame>
        <draw:frame presentation:style-name="pr7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Toute classe peut être injectée dans une autre lors de son instanciation (voir @Default)</text:p>
              </text:list-item>
              <text:list-item>
                <text:p>Le framework de DI est capable de rechercher l'implémentation d'une Interface s'il n'en existe qu'une</text:p>
              </text:list-item>
              <text:list-item>
                <text:p>S'il en existe plus, il faudra passer par des mécanismes capables de différencier les implémentation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footer-name="ftr1">
        <office:forms form:automatic-focus="false" form:apply-design-mode="false"/>
        <draw:frame draw:style-name="gr3" draw:text-style-name="P3" draw:layer="layout" svg:width="25.5cm" svg:height="10.219cm" svg:x="0.5cm" svg:y="3.993cm">
          <draw:text-box>
            <text:p text:style-name="P2"><text:span text:style-name="T2">public Interface Payment {</text:span></text:p>
            <text:p text:style-name="P2"><text:span text:style-name="T2"><text:tab/></text:span><text:span text:style-name="T2">public void pay(BigDecimal amount);</text:span></text:p>
            <text:p text:style-name="P2"><text:span text:style-name="T2">}</text:span></text:p>
            <text:p text:style-name="P2"><text:span text:style-name="T2"/></text:p>
            <text:p text:style-name="P2"><text:span text:style-name="T3">public class CashPaymentImpl implements Payment {</text:span></text:p>
            <text:p text:style-name="P2"><text:span text:style-name="T3"><text:s text:c="4"/></text:span><text:span text:style-name="T3">@Override</text:span></text:p>
            <text:p text:style-name="P2"><text:span text:style-name="T3"><text:s text:c="4"/></text:span><text:span text:style-name="T3">public void pay(BigDecimal amount) {</text:span></text:p>
            <text:p text:style-name="P2"><text:span text:style-name="T3"><text:s text:c="8"/></text:span><text:span text:style-name="T3">LOGGER.log(Level.INFO, "payed {0} cash", amount.toString());</text:span></text:p>
            <text:p text:style-name="P2"><text:span text:style-name="T3"><text:s text:c="4"/></text:span><text:span text:style-name="T3">}</text:span></text:p>
            <text:p text:style-name="P2"><text:span text:style-name="T3">}</text:span></text:p>
            <text:p text:style-name="P2"><text:span text:style-name="T3"/></text:p>
            <text:p text:style-name="P2"><text:span text:style-name="T3">public class Tripper {</text:span></text:p>
            <text:p text:style-name="P2"><text:span text:style-name="T3"><text:tab/></text:span><text:span text:style-name="T3">@Inject private Payment payment ;</text:span></text:p>
            <text:p text:style-name="P2"><text:span text:style-name="T3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@Injec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Named</text:p>
          </draw:text-box>
        </draw:frame>
        <draw:frame draw:style-name="gr4" draw:text-style-name="P3" draw:layer="layout" svg:width="25.5cm" svg:height="8.083cm" svg:x="0.5cm" svg:y="3.917cm">
          <draw:text-box>
            <text:p text:style-name="P2"><text:span text:style-name="T2">@Named("cash")</text:span></text:p>
            <text:p text:style-name="P2"><text:span text:style-name="T3">public class CashPaymentImpl implements Payment {</text:span></text:p>
            <text:p text:style-name="P2"><text:span text:style-name="T3"><text:s/></text:span></text:p>
            <text:p text:style-name="P2"><text:span text:style-name="T3"><text:s text:c="4"/></text:span><text:span text:style-name="T3">private static final Logger LOGGER = Logger.getLogger(CashPaymentImpl.class.toString());</text:span></text:p>
            <text:p text:style-name="P2"><text:span text:style-name="T3"><text:s/></text:span></text:p>
            <text:p text:style-name="P2"><text:span text:style-name="T3"><text:s text:c="4"/></text:span><text:span text:style-name="T3">@Override</text:span></text:p>
            <text:p text:style-name="P2"><text:span text:style-name="T3"><text:s text:c="4"/></text:span><text:span text:style-name="T3">public void pay(BigDecimal amount) {</text:span></text:p>
            <text:p text:style-name="P2"><text:span text:style-name="T3"><text:s text:c="8"/></text:span><text:span text:style-name="T3">LOGGER.log(Level.INFO, "payed {0} cash", amount.toString());</text:span></text:p>
            <text:p text:style-name="P2"><text:span text:style-name="T3"><text:s text:c="4"/></text:span><text:span text:style-name="T3">}</text:span></text:p>
            <text:p text:style-name="P2"><text:span text:style-name="T3">}</text:span></text:p>
          </draw:text-box>
        </draw:frame>
        <draw:frame draw:style-name="gr5" draw:text-style-name="P3" draw:layer="layout" svg:width="25.5cm" svg:height="1.583cm" svg:x="0.5cm" svg:y="13.917cm">
          <draw:text-box>
            <text:p text:style-name="P2"><text:span text:style-name="T2">@Inject @Named("cash") private <text:s/>Payment pay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Named</text:p>
          </draw:text-box>
        </draw:frame>
        <draw:frame draw:style-name="gr4" draw:text-style-name="P3" draw:layer="layout" svg:width="25.5cm" svg:height="8.083cm" svg:x="0.5cm" svg:y="3.917cm">
          <draw:text-box>
            <text:p text:style-name="P2"><text:span text:style-name="T2">@Named("visa")</text:span></text:p>
            <text:p text:style-name="P2"><text:span text:style-name="T2">public class VisaPaymentImpl implements Payment {</text:span></text:p>
            <text:p text:style-name="P2"><text:span text:style-name="T2"><text:s/></text:span></text:p>
            <text:p text:style-name="P2"><text:span text:style-name="T2"><text:s text:c="4"/></text:span><text:span text:style-name="T2">private static final Logger LOGGER = Logger.getLogger(VisaPaymentImpl.class.toString());</text:span></text:p>
            <text:p text:style-name="P2"><text:span text:style-name="T2"><text:s/></text:span></text:p>
            <text:p text:style-name="P2"><text:span text:style-name="T2"><text:s text:c="4"/></text:span><text:span text:style-name="T2">@Override</text:span></text:p>
            <text:p text:style-name="P2"><text:span text:style-name="T2"><text:s text:c="4"/></text:span><text:span text:style-name="T2">public void pay(BigDecimal amount) {</text:span></text:p>
            <text:p text:style-name="P2"><text:span text:style-name="T2"><text:s text:c="8"/></text:span><text:span text:style-name="T2">LOGGER.log(Level.INFO, "payed {0} with visa", amount.toString());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</draw:text-box>
        </draw:frame>
        <draw:frame draw:style-name="gr5" draw:text-style-name="P3" draw:layer="layout" svg:width="25.5cm" svg:height="1.583cm" svg:x="0.5cm" svg:y="13.917cm">
          <draw:text-box>
            <text:p text:style-name="P2"><text:span text:style-name="T2">@Inject @Named("visa") private <text:s/>Payment pay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Qualifier</text:p>
          </draw:text-box>
        </draw:frame>
        <draw:frame draw:style-name="gr4" draw:text-style-name="P3" draw:layer="layout" svg:width="25.5cm" svg:height="8.083cm" svg:x="0.5cm" svg:y="7.5cm">
          <draw:text-box>
            <text:p text:style-name="P2"><text:span text:style-name="T2">@Qualifier</text:span></text:p>
            <text:p text:style-name="P2"><text:span text:style-name="T2">@Retention(RUNTIME)</text:span></text:p>
            <text:p text:style-name="P2"><text:span text:style-name="T2">@Target({FIELD, TYPE, METHOD})</text:span></text:p>
            <text:p text:style-name="P2"><text:span text:style-name="T2">public @interface EightDigits {</text:span></text:p>
            <text:p text:style-name="P2"><text:span text:style-name="T2">}</text:span></text:p>
            <text:p text:style-name="P2"><text:span text:style-name="T2"><text:s/></text:span></text:p>
            <text:p text:style-name="P2"><text:span text:style-name="T2">@Qualifier</text:span></text:p>
            <text:p text:style-name="P2"><text:span text:style-name="T2">@Retention(RUNTIME)</text:span></text:p>
            <text:p text:style-name="P2"><text:span text:style-name="T2">@Target({FIELD, TYPE, METHOD})</text:span></text:p>
            <text:p text:style-name="P2"><text:span text:style-name="T2">public @interface ThirteenDigits {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Qualifier</text:p>
          </draw:text-box>
        </draw:frame>
        <draw:frame draw:style-name="gr6" draw:text-style-name="P3" draw:layer="layout" svg:width="25.5cm" svg:height="6.659cm" svg:x="0.5cm" svg:y="12.841cm">
          <draw:text-box>
            <text:p text:style-name="P2"><text:span text:style-name="T2">public class ItemServlet extends HttpServlet {</text:span></text:p>
            <text:p text:style-name="P2"><text:span text:style-name="T2"><text:s text:c="4"/></text:span><text:span text:style-name="T2">@Inject @ThirteenDigits</text:span></text:p>
            <text:p text:style-name="P2"><text:span text:style-name="T2"><text:s text:c="4"/></text:span><text:span text:style-name="T2">private NumberGenerator numberGenerator;</text:span></text:p>
            <text:p text:style-name="P2"><text:span text:style-name="T2">}</text:span></text:p>
            <text:p text:style-name="P2"><text:span text:style-name="T2"/></text:p>
            <text:p text:style-name="P2"><text:span text:style-name="T2">public class ItemRestService {</text:span></text:p>
            <text:p text:style-name="P2"><text:span text:style-name="T2"><text:s text:c="4"/></text:span><text:span text:style-name="T2">@Inject @EightDigits</text:span></text:p>
            <text:p text:style-name="P2"><text:span text:style-name="T2"><text:s text:c="4"/></text:span><text:span text:style-name="T2">private NumberGenerator numberGenerator;</text:span></text:p>
            <text:p text:style-name="P2"><text:span text:style-name="T2">}</text:span></text:p>
          </draw:text-box>
        </draw:frame>
        <draw:frame draw:style-name="gr7" draw:text-style-name="P3" draw:layer="layout" svg:width="25.5cm" svg:height="7.5cm" svg:x="0.5cm" svg:y="4cm">
          <draw:text-box>
            <text:p text:style-name="P2"><text:span text:style-name="T2">@EightDigits</text:span></text:p>
            <text:p text:style-name="P2"><text:span text:style-name="T2">public class IssnGenerator implements NumberGenerator {</text:span></text:p>
            <text:p text:style-name="P2"><text:span text:style-name="T2"><text:s text:c="4"/></text:span><text:span text:style-name="T2">public String generateNumber() {return "8-" + Math.abs(new Random().nextInt()); }</text:span></text:p>
            <text:p text:style-name="P2"><text:span text:style-name="T2">}</text:span></text:p>
            <text:p text:style-name="P2"><text:span text:style-name="T2"><text:s/></text:span></text:p>
            <text:p text:style-name="P2"><text:span text:style-name="T2">@ThirteenDigits</text:span></text:p>
            <text:p text:style-name="P2"><text:span text:style-name="T2">public class IsbnGenerator implements NumberGenerator {</text:span></text:p>
            <text:p text:style-name="P2"><text:span text:style-name="T2"><text:s text:c="4"/></text:span><text:span text:style-name="T2">public String generateNumber() {return "13-84356-" + Math.abs(new Random().nextInt()); <text:s text:c="3"/>}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Qualifier</text:p>
          </draw:text-box>
        </draw:frame>
        <draw:frame draw:style-name="gr8" draw:text-style-name="P3" draw:layer="layout" svg:width="25.5cm" svg:height="9.507cm" svg:x="0.5cm" svg:y="7.5cm">
          <draw:text-box>
            <text:p text:style-name="P2"><text:span text:style-name="T2">@Qualifier</text:span></text:p>
            <text:p text:style-name="P2"><text:span text:style-name="T2">@Retention(RUNTIME)</text:span></text:p>
            <text:p text:style-name="P2"><text:span text:style-name="T2">@Target({FIELD, TYPE, METHOD})</text:span></text:p>
            <text:p text:style-name="P2"><text:span text:style-name="T2">public @interface NumberOfDigits {</text:span></text:p>
            <text:p text:style-name="P2"><text:span text:style-name="T2"><text:s text:c="4"/></text:span><text:span text:style-name="T2">Digits value();</text:span></text:p>
            <text:p text:style-name="P2"><text:span text:style-name="T2">}</text:span></text:p>
            <text:p text:style-name="P2"><text:span text:style-name="T2"><text:s/></text:span></text:p>
            <text:p text:style-name="P2"><text:span text:style-name="T2">public enum Digits {</text:span></text:p>
            <text:p text:style-name="P2"><text:span text:style-name="T2"><text:s text:c="4"/></text:span><text:span text:style-name="T2">TWO,</text:span></text:p>
            <text:p text:style-name="P2"><text:span text:style-name="T2"><text:s text:c="4"/></text:span><text:span text:style-name="T2">EIGHT,</text:span></text:p>
            <text:p text:style-name="P2"><text:span text:style-name="T2"><text:s text:c="4"/></text:span><text:span text:style-name="T2">TEN,</text:span></text:p>
            <text:p text:style-name="P2"><text:span text:style-name="T2"><text:s text:c="4"/></text:span><text:span text:style-name="T2">THIRTEEN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 presentation:use-footer-name="ftr1">
        <draw:frame presentation:style-name="pr6" draw:layer="layout" svg:width="25.199cm" svg:height="3.506cm" svg:x="1.4cm" svg:y="0.837cm" presentation:class="title">
          <draw:text-box>
            <text:p>@Qualifier</text:p>
          </draw:text-box>
        </draw:frame>
        <draw:frame draw:style-name="gr9" draw:text-style-name="P3" draw:layer="layout" svg:width="25.5cm" svg:height="5.235cm" svg:x="0.5cm" svg:y="6.265cm">
          <draw:text-box>
            <text:p text:style-name="P2"><text:span text:style-name="T2">@NumberOfDigits(Digits.THIRTEEN)</text:span></text:p>
            <text:p text:style-name="P2"><text:span text:style-name="T2">public class IsbnGenerator implements NumberGenerator {</text:span></text:p>
            <text:p text:style-name="P2"><text:span text:style-name="T2"><text:s/></text:span></text:p>
            <text:p text:style-name="P2"><text:span text:style-name="T2"><text:s text:c="4"/></text:span><text:span text:style-name="T2">public String generateNumber() {</text:span></text:p>
            <text:p text:style-name="P2"><text:span text:style-name="T2"><text:s text:c="8"/></text:span><text:span text:style-name="T2">return "13-84356-" + Math.abs(new Random().nextInt());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</draw:text-box>
        </draw:frame>
        <draw:frame draw:style-name="gr10" draw:text-style-name="P3" draw:layer="layout" svg:width="25.5cm" svg:height="3.811cm" svg:x="0.5cm" svg:y="12.842cm">
          <draw:text-box>
            <text:p text:style-name="P2"><text:span text:style-name="T2">public class ItemServlet extends HttpServlet {</text:span></text:p>
            <text:p text:style-name="P2"><text:span text:style-name="T2"><text:s text:c="4"/></text:span><text:span text:style-name="T2">@Inject @NumberOfDigits(Digits.THIRTEEN)</text:span></text:p>
            <text:p text:style-name="P2"><text:span text:style-name="T2"><text:s text:c="4"/></text:span><text:span text:style-name="T2">private NumberGenerator numberGenerator;</text:span></text:p>
            <text:p text:style-name="P2"><text:span text:style-name="T2">}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Defaul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ault est le décorateur par défaut</text:p>
                <text:list>
                  <text:list-item>
                    <text:p>Une classe quelconque est considérée comme @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nativ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jection d'un bean pour remplacer celui par défaut en fonction de l'environnement cible (beans.xml)</text:p>
              </text:list-item>
              <text:list-item>
                <text:p>Toutes les alternatives doivent être listées dans beans.xml</text:p>
              </text:list-item>
            </text:list>
          </draw:text-box>
        </draw:frame>
        <draw:frame draw:style-name="gr10" draw:text-style-name="P3" draw:layer="layout" svg:width="25.5cm" svg:height="3.811cm" svg:x="1cm" svg:y="12.5cm">
          <draw:text-box>
            <text:p text:style-name="P2"><text:span text:style-name="T2"/></text:p>
            <text:p text:style-name="P2"><text:span text:style-name="T2"><text:s text:c="3"/></text:span><text:span text:style-name="T2">&lt;alternatives&gt;</text:span></text:p>
            <text:p text:style-name="P2"><text:span text:style-name="T2"><text:s text:c="6"/></text:span><text:span text:style-name="T2">&lt;class&gt;org.imie.MyClasse&lt;/class&gt;</text:span></text:p>
            <text:p text:style-name="P2"><text:span text:style-name="T2"><text:s text:c="3"/></text:span><text:span text:style-name="T2">&lt;/alternatives&gt;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ternative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L'alternative est utilisée à la place du default</text:p>
              </text:list-item>
            </text:list>
          </draw:text-box>
        </draw:frame>
        <draw:frame draw:style-name="gr11" draw:text-style-name="P3" draw:layer="layout" svg:width="25.5cm" svg:height="3.5cm" svg:x="1cm" svg:y="6.5cm">
          <draw:text-box>
            <text:p text:style-name="P2"><text:span text:style-name="T2">@Default @MyQualifier</text:span></text:p>
            <text:p text:style-name="P2"><text:span text:style-name="T2">public class AsynchronousService implements Service { ... }</text:span></text:p>
            <text:p text:style-name="P2"><text:span text:style-name="T2">@Alternative</text:span></text:p>
            <text:p text:style-name="P2"><text:span text:style-name="T2">public class MockAsynchronousService extends AsynchronousService { ... }</text:span></text:p>
          </draw:text-box>
        </draw:frame>
        <draw:frame draw:style-name="gr12" draw:text-style-name="P3" draw:layer="layout" svg:width="25.5cm" svg:height="1.5cm" svg:x="1cm" svg:y="10.5cm">
          <draw:text-box>
            <text:p text:style-name="P2"><text:span text:style-name="T2">@Inject Service service; //injection de MockAsynchronousService </text:span></text:p>
          </draw:text-box>
        </draw:frame>
        <draw:frame presentation:style-name="pr8" draw:layer="layout" svg:width="25.199cm" svg:height="1.586cm" svg:x="1.5cm" svg:y="12.414cm" presentation:class="outline" presentation:user-transformed="true">
          <draw:text-box>
            <text:list text:style-name="L2">
              <text:list-item>
                <text:p>Si le type et les qualifiers sont respectés</text:p>
              </text:list-item>
            </text:list>
          </draw:text-box>
        </draw:frame>
        <draw:frame draw:style-name="gr12" draw:text-style-name="P3" draw:layer="layout" svg:width="25.5cm" svg:height="1.5cm" svg:x="1cm" svg:y="14cm">
          <draw:text-box>
            <text:p text:style-name="P2"><text:span text:style-name="T2">@Inject @MyQualifier Service service; //injection de AsynchronousServic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duce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Permet de définir une Factory facilement</text:p>
              </text:list-item>
            </text:list>
          </draw:text-box>
        </draw:frame>
        <draw:frame draw:style-name="gr11" draw:text-style-name="P3" draw:layer="layout" svg:width="25.5cm" svg:height="3.5cm" svg:x="1cm" svg:y="6.5cm">
          <draw:text-box>
            <text:p text:style-name="P2"><text:span text:style-name="T2">public class Shop {</text:span></text:p>
            <text:p text:style-name="P2"><text:span text:style-name="T2"><text:s/></text:span><text:span text:style-name="T2">@Produces</text:span></text:p>
            <text:p text:style-name="P2"><text:span text:style-name="T2"><text:s/></text:span><text:span text:style-name="T2">PaymentProcessor getPaymentProcessor() { ... }</text:span></text:p>
            <text:p text:style-name="P2"><text:span text:style-name="T2">}</text:span></text:p>
          </draw:text-box>
        </draw:frame>
        <draw:frame draw:style-name="gr13" draw:text-style-name="P3" draw:layer="layout" svg:width="25.5cm" svg:height="2.023cm" svg:x="1cm" svg:y="11.977cm">
          <draw:text-box>
            <text:p text:style-name="P2"><text:span text:style-name="T2">@Inject PaymentProcessor paymentProcessor; //appel de Shop.getPaymentProcessor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p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présente la durée de vie du bean</text:p>
                <text:list>
                  <text:list-item>
                    <text:p>@ViewScoped (JSF)</text:p>
                  </text:list-item>
                  <text:list-item>
                    <text:p>@RequestScoped</text:p>
                  </text:list-item>
                  <text:list-item>
                    <text:p>@SessionScoped</text:p>
                  </text:list-item>
                  <text:list-item>
                    <text:p>@ApplicationSco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e bean est créé à chaque requête</text:p>
              </text:list-item>
              <text:list-item>
                <text:p>Possibilité d'injecter la request</text:p>
                <text:p/>
                <text:p/>
                <text:p/>
              </text:list-item>
            </text:list>
          </draw:text-box>
        </draw:frame>
        <draw:frame draw:style-name="gr10" draw:text-style-name="P3" draw:layer="layout" svg:width="25.5cm" svg:height="3.811cm" svg:x="1cm" svg:y="8.5cm">
          <draw:text-box>
            <text:p text:style-name="P2"><text:span text:style-name="T2">@RequestScoped</text:span></text:p>
            <text:p text:style-name="P2"><text:span text:style-name="T2">public class Bean {</text:span></text:p>
            <text:p text:style-name="P2"><text:span text:style-name="T2"><text:s text:c="4"/></text:span><text:span text:style-name="T2">@Inject</text:span></text:p>
            <text:p text:style-name="P2"><text:span text:style-name="T2"><text:s text:c="4"/></text:span><text:span text:style-name="T2">private HttpServletRequest httpServletRequest;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e Bean est créé pour toute la session</text:p>
              </text:list-item>
              <text:list-item>
                <text:p>Une modification de l'état du bean persistera entre plusieurs requêtes</text:p>
              </text:list-item>
              <text:list-item>
                <text:p>Équivalent au stockage d'un objet dans request.getSession(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jecter un bean dans une JS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e bean doit être annoté Named</text:p>
                <text:p/>
                <text:p/>
                <text:p/>
              </text:list-item>
              <text:list-item>
                <text:p>EL permet d'injecter directement le bean</text:p>
              </text:list-item>
            </text:list>
          </draw:text-box>
        </draw:frame>
        <draw:frame draw:style-name="gr14" draw:text-style-name="P3" draw:layer="layout" svg:width="25.5cm" svg:height="3.099cm" svg:x="1cm" svg:y="7.5cm">
          <draw:text-box>
            <text:p text:style-name="P2"><text:span text:style-name="T2">@RequestScoped</text:span></text:p>
            <text:p text:style-name="P2"><text:span text:style-name="T2">@Named(''nomBean'')</text:span></text:p>
            <text:p text:style-name="P2"><text:span text:style-name="T2">public class Bean {</text:span></text:p>
            <text:p text:style-name="P2"><text:span text:style-name="T2">}</text:span></text:p>
          </draw:text-box>
        </draw:frame>
        <draw:frame draw:style-name="gr13" draw:text-style-name="P3" draw:layer="layout" svg:width="25.5cm" svg:height="2.023cm" svg:x="1cm" svg:y="14cm">
          <draw:text-box>
            <text:p text:style-name="P2"><text:span text:style-name="T2">${nomBean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r plus loin</text:p>
          </draw:text-box>
        </draw:frame>
        <draw:frame presentation:style-name="pr10" draw:layer="layout" svg:width="25.199cm" svg:height="13.091cm" svg:x="1.4cm" svg:y="4.914cm" presentation:class="outline" presentation:user-transformed="true">
          <draw:text-box>
            <text:list text:style-name="L2">
              <text:list-item>
                <text:p>Delegate</text:p>
              </text:list-item>
              <text:list-item>
                <text:p>NonBinding</text:p>
              </text:list-item>
              <text:list-item>
                <text:p>Decorator</text:p>
              </text:list-item>
              <text:list-item>
                <text:p>Obsever</text:p>
              </text:list-item>
              <text:list-item>
                <text:p>Events</text:p>
                <text:list>
                  <text:list-item>
                    <text:p>Observes</text:p>
                  </text:list-item>
                  <text:list-item>
                    <text:p>Updated</text:p>
                  </text:list-item>
                </text:list>
              </text:list-item>
              <text:list-item>
                <text:p>Sec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jection utilisée en JE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ransactional</text:p>
              </text:list-item>
              <text:list-item>
                <text:p>Ressource</text:p>
              </text:list-item>
              <text:list-item>
                <text:p>EJB</text:p>
              </text:list-item>
              <text:list-item>
                <text:p>PersitenceContext</text:p>
              </text:list-item>
              <text:list-item>
                <text:p>PersitenceUnit</text:p>
              </text:list-item>
              <text:list-item>
                <text:p>WebServiceR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jection utilisée en 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ostConstruct</text:p>
              </text:list-item>
              <text:list-item>
                <text:p>PreDestroy</text:p>
              </text:list-item>
              <text:list-item>
                <text:p>AOP</text:p>
                <text:list>
                  <text:list-item>
                    <text:p>Interceptor</text:p>
                  </text:list-item>
                  <text:list-item>
                    <text:p>AroundAndInvo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9.482cm" svg:height="1.544cm" svg:x="0.018cm" svg:y="0cm">
        <draw:image xlink:href="Pictures/10000000000001C000000049AC7249B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18M44S</meta:editing-duration>
    <meta:editing-cycles>26</meta:editing-cycles>
    <meta:generator>OpenOffice/4.1.1$Win32 OpenOffice.org_project/411m6$Build-9775</meta:generator>
    <dc:date>2015-04-01T14:44:25.32</dc:date>
    <meta:document-statistic meta:object-count="128"/>
  </office:meta>
</office:document-meta>
</file>